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882in"/>
    </style:style>
    <style:style style:name="co3" style:family="table-column">
      <style:table-column-properties fo:break-before="auto" style:column-width="2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wt_rang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number of output stars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[0.3174334  0.45043254 0.47249384 0.55486121 0.57098355 0.58708525</text:p>
            <text:p> 0.6214901  0.72058864]</text:p>
          </table:table-cell>
          <table:table-cell office:value-type="string" calcext:value-type="string">
            <text:p>[1. 1. 1. 1. 1. 1. 1.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[0.01148472 0.02887468 0.04574175 0.065769   0.08460665 0.10432796</text:p>
            <text:p> 0.1247685  0.14212284]</text:p>
          </table:table-cell>
          <table:table-cell office:value-type="string" calcext:value-type="string">
            <text:p>[1.4 1.4 1.4 1.4 1.4 1.4 1.4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, 1)</text:p>
          </table:table-cell>
          <table:table-cell office:value-type="string" calcext:value-type="string">
            <text:p>[0.01220407 0.03551674 0.05973454 0.07771225 0.10293336 0.12665529</text:p>
            <text:p> 0.15141397 0.16993318]</text:p>
          </table:table-cell>
          <table:table-cell office:value-type="string" calcext:value-type="string">
            <text:p>[1.8 1.8 1.8 1.8 1.8 1.8 1.8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, 2)</text:p>
          </table:table-cell>
          <table:table-cell office:value-type="string" calcext:value-type="string">
            <text:p>[0.01285949 0.04505734 0.09017754 0.15661163 0.21719899 0.27619638</text:p>
            <text:p> 0.33976293 0.39829473]</text:p>
          </table:table-cell>
          <table:table-cell office:value-type="string" calcext:value-type="string">
            <text:p>[2.4 3.6 4.6 4.6 4.6 4.6 4.6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, 5)</text:p>
          </table:table-cell>
          <table:table-cell office:value-type="string" calcext:value-type="string">
            <text:p>[0.01273379 0.04425302 0.08274622 0.13561954 0.18082633 0.22739887</text:p>
            <text:p> 0.27242756 0.31823678]</text:p>
          </table:table-cell>
          <table:table-cell office:value-type="string" calcext:value-type="string">
            <text:p>[2.4 3.2 4. <text:s/>4. <text:s/>4. <text:s/>4. <text:s/>4. 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[0.01021028 0.04075074 0.09401541 0.15471053 0.20950174 0.26440983</text:p>
            <text:p> 0.32499328 0.37613707]</text:p>
          </table:table-cell>
          <table:table-cell office:value-type="string" calcext:value-type="string">
            <text:p>[2.6 3.4 4.4 4.8 5. <text:s/>5. <text:s/>5. 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1, 0.1)</text:p>
          </table:table-cell>
          <table:table-cell office:value-type="string" calcext:value-type="string">
            <text:p>[0.01462159 0.02811861 0.04195518 0.05542941 0.06645684 0.07942762</text:p>
            <text:p> 0.09274321 0.10550947]</text:p>
          </table:table-cell>
          <table:table-cell office:value-type="string" calcext:value-type="string">
            <text:p>[1. 1. 1. 1. 1. 1. 1.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0.5, 0.5)</text:p>
          </table:table-cell>
          <table:table-cell office:value-type="string" calcext:value-type="string">
            <text:p>[0.01000576 0.03413401 0.06687846 0.09634495 0.12561293 0.16101441</text:p>
            <text:p> 0.19098921 0.21721921]</text:p>
          </table:table-cell>
          <table:table-cell office:value-type="string" calcext:value-type="string">
            <text:p>[2. <text:s/>2.6 2.6 2.6 2.6 2.6 2.6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, 1)</text:p>
          </table:table-cell>
          <table:table-cell office:value-type="string" calcext:value-type="string">
            <text:p>[0.00977287 0.05711451 0.12823911 0.20769076 0.28944612 0.37220664</text:p>
            <text:p> 0.45520582 0.52586594]</text:p>
          </table:table-cell>
          <table:table-cell office:value-type="string" calcext:value-type="string">
            <text:p>[3.8 6.2 7.6 7.6 7.6 7.6 7.6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2, 2)</text:p>
          </table:table-cell>
          <table:table-cell office:value-type="string" calcext:value-type="string">
            <text:p>[0.00950794 0.04143915 0.11125159 0.22029066 0.32666845 0.43407311</text:p>
            <text:p> 0.54168    0.64138241]</text:p>
          </table:table-cell>
          <table:table-cell office:value-type="string" calcext:value-type="string">
            <text:p>[ 2.8 <text:s/>7. <text:s/>10.2 10.6 11. <text:s/>11.4 11.8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5, 5)</text:p>
          </table:table-cell>
          <table:table-cell office:value-type="string" calcext:value-type="string">
            <text:p>[0.01035032 0.03583746 0.0848681  0.15537915 0.24482436 0.36851115</text:p>
            <text:p> 0.54427228 0.73508921]</text:p>
          </table:table-cell>
          <table:table-cell office:value-type="string" calcext:value-type="string">
            <text:p>[ 3. <text:s text:c="2"/>6. <text:s text:c="2"/>8.6 11.4 15.8 23.8 31. 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-10, 10)</text:p>
          </table:table-cell>
          <table:table-cell office:value-type="string" calcext:value-type="string">
            <text:p>[0.00812759 0.04421191 0.12686124 0.24153185 0.38666544 0.58245664</text:p>
            <text:p> 0.84166427 1.08589158]</text:p>
          </table:table-cell>
          <table:table-cell office:value-type="string" calcext:value-type="string">
            <text:p>[ 4. <text:s text:c="2"/>9. <text:s/>13.6 17.8 25.2 35.6 41.2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09T09:17:15.931751589</dc:date>
    <meta:editing-duration>PT2H36M32S</meta:editing-duration>
    <meta:editing-cycles>1</meta:editing-cycles>
    <meta:document-statistic meta:table-count="1" meta:cell-count="65" meta:object-count="0"/>
  </office:meta>
</office:document-meta>
</file>